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Sans Mono" svg:font-family="'Ubuntu Sans Mono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Ubuntu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font-name="Nimbus Mono PS" style:font-name-complex="Nimbus Mono PS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83f74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83f74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Ubuntu" officeooo:rsid="00183f74" officeooo:paragraph-rsid="00183f74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Ubuntu" officeooo:rsid="0019e816" officeooo:paragraph-rsid="0019e816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Ubuntu" officeooo:rsid="0019e816" officeooo:paragraph-rsid="0019e816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fo:font-size="10pt" fo:font-style="normal" fo:font-weight="normal" style:font-size-asian="10pt" style:font-style-asian="normal" style:font-weight-asian="normal"/>
    </style:style>
    <style:style style:name="T6" style:family="text">
      <style:text-properties fo:color="#57aaf7" loext:opacity="100%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6dbdb"/>
    </style:style>
    <style:style style:name="T10" style:family="text">
      <style:text-properties fo:color="#7a7e85" loext:opacity="100%" style:font-name="JetBrains Mono" fo:font-size="8.5pt" fo:font-style="normal" fo:font-weight="normal" style:font-size-asian="8.5pt" style:font-style-asian="normal" style:font-weight-asian="normal"/>
    </style:style>
    <style:style style:name="T11" style:family="text">
      <style:text-properties fo:color="#7a7e85" loext:opacity="100%" style:font-name="Nimbus Mono PS" fo:font-size="8.5pt" fo:font-style="normal" fo:font-weight="normal" style:font-size-asian="8.5pt" style:font-style-asian="normal" style:font-weight-asian="normal" style:font-name-complex="Nimbus Mono PS"/>
    </style:style>
    <style:style style:name="T12" style:family="text">
      <style:text-properties fo:color="#cf8e6d" loext:opacity="100%" style:font-name="Nimbus Mono PS" fo:font-size="8.5pt" fo:font-style="normal" fo:font-weight="normal" style:font-size-asian="8.5pt" style:font-style-asian="normal" style:font-weight-asian="normal" style:font-name-complex="Nimbus Mono PS"/>
    </style:style>
    <style:style style:name="T13" style:family="text">
      <style:text-properties fo:color="#bcbec4" loext:opacity="100%" style:font-name="Nimbus Mono PS" fo:font-size="8.5pt" fo:font-style="normal" fo:font-weight="normal" style:font-size-asian="8.5pt" style:font-style-asian="normal" style:font-weight-asian="normal" style:font-name-complex="Nimbus Mono PS"/>
    </style:style>
    <style:style style:name="T14" style:family="text">
      <style:text-properties fo:color="#c77dbb" loext:opacity="100%" style:font-name="Nimbus Mono PS" fo:font-size="8.5pt" fo:font-style="normal" fo:font-weight="normal" style:font-size-asian="8.5pt" style:font-style-asian="normal" style:font-weight-asian="normal" style:font-name-complex="Nimbus Mono PS"/>
    </style:style>
    <style:style style:name="T15" style:family="text">
      <style:text-properties fo:color="#2aacb8" loext:opacity="100%" style:font-name="Nimbus Mono PS" fo:font-size="8.5pt" fo:font-style="normal" fo:font-weight="normal" style:font-size-asian="8.5pt" style:font-style-asian="normal" style:font-weight-asian="normal" style:font-name-complex="Nimbus Mono PS"/>
    </style:style>
    <style:style style:name="T16" style:family="text">
      <style:text-properties fo:color="#6aab73" loext:opacity="100%" style:font-name="Nimbus Mono PS" fo:font-size="8.5pt" fo:font-style="normal" fo:font-weight="normal" style:font-size-asian="8.5pt" style:font-style-asian="normal" style:font-weight-asian="normal" style:font-name-complex="Nimbus Mono PS"/>
    </style:style>
    <style:style style:name="T17" style:family="text">
      <style:text-properties style:font-name="Ubuntu" officeooo:rsid="00183f74"/>
    </style:style>
    <style:style style:name="T18" style:family="text">
      <style:text-properties fo:color="#7a7e85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19" style:family="text">
      <style:text-properties fo:color="#7a7e85" loext:opacity="100%" style:font-name="DejaVu Sans Mono" fo:font-size="9pt" fo:font-style="normal" fo:font-weight="normal" style:font-size-asian="9pt" style:font-style-asian="normal" style:font-weight-asian="normal" style:font-size-complex="9pt"/>
    </style:style>
    <style:style style:name="T20" style:family="text">
      <style:text-properties fo:color="#cf8e6d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21" style:family="text">
      <style:text-properties fo:color="#bcbec4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22" style:family="text">
      <style:text-properties fo:color="#c77dbb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23" style:family="text">
      <style:text-properties fo:color="#2aacb8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24" style:family="text">
      <style:text-properties fo:color="#57aaf7" loext:opacity="100%" style:font-name="Nimbus Mono PS1" fo:font-size="9pt" fo:font-style="italic" fo:font-weight="normal" style:font-size-asian="9pt" style:font-style-asian="italic" style:font-weight-asian="normal" style:font-size-complex="9pt"/>
    </style:style>
    <style:style style:name="T25" style:family="text">
      <style:text-properties fo:color="#6aab73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26" style:family="text">
      <style:text-properties fo:color="#6aab73" loext:opacity="100%" style:font-name="DejaVu Sans Mono" fo:font-size="9pt" fo:font-style="normal" fo:font-weight="normal" style:font-size-asian="9pt" style:font-style-asian="normal" style:font-weight-asian="normal" style:font-size-complex="9pt"/>
    </style:style>
    <style:style style:name="T27" style:family="text">
      <style:text-properties fo:color="#9876aa" loext:opacity="100%" style:font-name="Nimbus Mono PS1" fo:font-size="9pt" fo:font-style="normal" fo:font-weight="normal" style:font-size-asian="9pt" style:font-style-asian="normal" style:font-weight-asian="normal" style:font-size-complex="9pt"/>
    </style:style>
    <style:style style:name="T28" style:family="text">
      <style:text-properties fo:color="#080808" loext:opacity="100%" style:font-name="Ubuntu Sans Mono" fo:font-size="13pt" fo:font-style="normal" fo:font-weight="normal" style:font-size-asian="13pt" style:font-style-asian="normal" style:font-weight-asian="normal"/>
    </style:style>
    <style:style style:name="T29" style:family="text">
      <style:text-properties fo:color="#0033b3" loext:opacity="100%" style:font-name="Ubuntu Sans Mono" fo:font-size="13pt" fo:font-style="normal" fo:font-weight="normal" style:font-size-asian="13pt" style:font-style-asian="normal" style:font-weight-asian="normal"/>
    </style:style>
    <style:style style:name="T30" style:family="text">
      <style:text-properties fo:color="#000000" loext:opacity="100%" style:font-name="Ubuntu Sans Mono" fo:font-size="13pt" fo:font-style="normal" fo:font-weight="normal" style:font-size-asian="13pt" style:font-style-asian="normal" style:font-weight-asian="normal"/>
    </style:style>
    <style:style style:name="T31" style:family="text">
      <style:text-properties fo:color="#8c8c8c" loext:opacity="100%" style:font-name="Ubuntu Sans Mono" fo:font-size="13pt" fo:font-style="italic" fo:font-weight="normal" style:font-size-asian="13pt" style:font-style-asian="italic" style:font-weight-asian="normal"/>
    </style:style>
    <style:style style:name="T32" style:family="text">
      <style:text-properties fo:color="#8c8c8c" loext:opacity="100%" style:font-name="DejaVu Sans Mono" fo:font-size="13pt" fo:font-style="italic" fo:font-weight="normal" style:font-size-asian="13pt" style:font-style-asian="italic" style:font-weight-asian="normal"/>
    </style:style>
    <style:style style:name="T33" style:family="text">
      <style:text-properties fo:color="#871094" loext:opacity="100%" style:font-name="Ubuntu Sans Mono" fo:font-size="13pt" fo:font-style="normal" fo:font-weight="normal" style:font-size-asian="13pt" style:font-style-asian="normal" style:font-weight-asian="normal"/>
    </style:style>
    <style:style style:name="T34" style:family="text">
      <style:text-properties fo:color="#1750eb" loext:opacity="100%" style:font-name="Ubuntu Sans Mono" fo:font-size="13pt" fo:font-style="normal" fo:font-weight="normal" style:font-size-asian="13pt" style:font-style-asian="normal" style:font-weight-asian="normal"/>
    </style:style>
    <style:style style:name="T35" style:family="text">
      <style:text-properties fo:color="#00627a" loext:opacity="100%" style:font-name="Ubuntu Sans Mono" fo:font-size="13pt" fo:font-style="italic" fo:font-weight="normal" style:font-size-asian="13pt" style:font-style-asian="italic" style:font-weight-asian="normal"/>
    </style:style>
    <style:style style:name="T36" style:family="text">
      <style:text-properties fo:color="#067d17" loext:opacity="100%" style:font-name="Ubuntu Sans Mono" fo:font-size="13pt" fo:font-style="normal" fo:font-weight="normal" style:font-size-asian="13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کوعری مربوط به بخش مشاهده محصول از یک دسته بندی یا چند دسته بندی یا مدل یا با ویژگی های خاص:</text:p>
      <text:p text:style-name="P1"/>
      <text:p text:style-name="P2" loext:marker-style-name="T1"><text:span text:style-name="T2">USE </text:span><text:span text:style-name="T3">decoyab_Panel_Mobile_Web<text:line-break/><text:line-break/></text:span><text:span text:style-name="T2">CREATE TABLE </text:span><text:span text:style-name="T3">#TempTable<text:line-break/>(<text:line-break/> <text:s text:c="3"/></text:span><text:span text:style-name="T4">OldId <text:s text:c="6"/></text:span><text:span text:style-name="T2">INT</text:span><text:span text:style-name="T3">,<text:line-break/> <text:s text:c="3"/></text:span><text:span text:style-name="T4">Review <text:s text:c="5"/></text:span><text:span text:style-name="T2">NVARCHAR</text:span><text:span text:style-name="T3">(</text:span><text:span text:style-name="T2">MAX</text:span><text:span text:style-name="T3">),<text:line-break/> <text:s text:c="3"/></text:span><text:span text:style-name="T4">HelpText <text:s text:c="3"/></text:span><text:span text:style-name="T2">NVARCHAR</text:span><text:span text:style-name="T3">(</text:span><text:span text:style-name="T2">MAX</text:span><text:span text:style-name="T3">),<text:line-break/> <text:s text:c="3"/></text:span><text:span text:style-name="T4">Category <text:s text:c="3"/></text:span><text:span text:style-name="T2">NVARCHAR</text:span><text:span text:style-name="T3">(</text:span><text:span text:style-name="T5">255</text:span><text:span text:style-name="T3">),<text:line-break/> <text:s text:c="3"/></text:span><text:span text:style-name="T4">Model <text:s text:c="6"/></text:span><text:span text:style-name="T2">NVARCHAR</text:span><text:span text:style-name="T3">(</text:span><text:span text:style-name="T5">255</text:span><text:span text:style-name="T3">),<text:line-break/> <text:s text:c="3"/></text:span><text:span text:style-name="T4">Brand <text:s text:c="6"/></text:span><text:span text:style-name="T2">NVARCHAR</text:span><text:span text:style-name="T3">(</text:span><text:span text:style-name="T5">255</text:span><text:span text:style-name="T3">),<text:line-break/> <text:s text:c="3"/></text:span><text:span text:style-name="T4">Color <text:s text:c="6"/></text:span><text:span text:style-name="T2">NVARCHAR</text:span><text:span text:style-name="T3">(</text:span><text:span text:style-name="T5">255</text:span><text:span text:style-name="T3">),<text:line-break/> <text:s text:c="3"/></text:span><text:span text:style-name="T4">Attribute <text:s text:c="2"/></text:span><text:span text:style-name="T2">NVARCHAR</text:span><text:span text:style-name="T3">(</text:span><text:span text:style-name="T5">255</text:span><text:span text:style-name="T3">),<text:line-break/> <text:s text:c="3"/></text:span><text:span text:style-name="T4">Value <text:s text:c="6"/></text:span><text:span text:style-name="T2">NVARCHAR</text:span><text:span text:style-name="T3">(</text:span><text:span text:style-name="T5">255</text:span><text:span text:style-name="T3">),<text:line-break/> <text:s text:c="3"/></text:span><text:span text:style-name="T4">Code <text:s text:c="7"/></text:span><text:span text:style-name="T2">NVARCHAR</text:span><text:span text:style-name="T3">(</text:span><text:span text:style-name="T5">255</text:span><text:span text:style-name="T3">),<text:line-break/> <text:s text:c="3"/></text:span><text:span text:style-name="T4">ReturnTerms </text:span><text:span text:style-name="T2">NVARCHAR</text:span><text:span text:style-name="T3">(</text:span><text:span text:style-name="T5">255</text:span><text:span text:style-name="T3">)<text:line-break/>)<text:line-break/></text:span><text:span text:style-name="T2">INSERT INTO </text:span><text:span text:style-name="T3">#TempTable<text:line-break/></text:span><text:span text:style-name="T2">SELECT DISTINCT </text:span><text:span text:style-name="T3">p.</text:span><text:span text:style-name="T4">Id <text:s text:c="13"/></text:span><text:span text:style-name="T2">AS </text:span><text:span text:style-name="T3">OldId,<text:line-break/> <text:s text:c="15"/>px.</text:span><text:span text:style-name="T4">Review <text:s text:c="8"/></text:span><text:span text:style-name="T2">AS </text:span><text:span text:style-name="T3">Review,<text:line-break/> <text:s text:c="15"/>p.</text:span><text:span text:style-name="T4">PrimaryName <text:s text:c="4"/></text:span><text:span text:style-name="T2">AS </text:span><text:span text:style-name="T3">HelpText,<text:line-break/> <text:s text:c="15"/>PC.</text:span><text:span text:style-name="T4">Name <text:s text:c="10"/></text:span><text:span text:style-name="T2">AS </text:span><text:span text:style-name="T3">category,<text:line-break/> <text:s text:c="15"/>PM.</text:span><text:span text:style-name="T4">Title <text:s text:c="9"/></text:span><text:span text:style-name="T2">AS </text:span><text:span text:style-name="T3">model,<text:line-break/> <text:s text:c="15"/>PB.</text:span><text:span text:style-name="T4">Name <text:s text:c="10"/></text:span><text:span text:style-name="T2">AS </text:span><text:span text:style-name="T3">brand,<text:line-break/> <text:s text:c="15"/>PColors.</text:span><text:span text:style-name="T4">ColorName </text:span><text:span text:style-name="T2">AS </text:span><text:span text:style-name="T3">color,<text:line-break/> <text:s text:c="15"/>PCP.</text:span><text:span text:style-name="T4">PropName <text:s text:c="5"/></text:span><text:span text:style-name="T2">AS </text:span><text:span text:style-name="T3">attribute,<text:line-break/> <text:s text:c="15"/>PP.</text:span><text:span text:style-name="T4">PropValue <text:s text:c="5"/></text:span><text:span text:style-name="T2">AS value</text:span><text:span text:style-name="T3">,<text:line-break/> <text:s text:c="15"/>P.</text:span><text:span text:style-name="T4">ReturnTerms <text:s text:c="4"/></text:span><text:span text:style-name="T2">AS </text:span><text:span text:style-name="T3">ReturnTerms,<text:line-break/> <text:s text:c="15"/></text:span><text:span text:style-name="T6">LTRIM</text:span><text:span text:style-name="T3">(<text:line-break/> <text:s text:c="23"/></text:span><text:span text:style-name="T6">SUBSTRING</text:span><text:span text:style-name="T3">(<text:line-break/> <text:s text:c="31"/>p.</text:span><text:span text:style-name="T4">PrimaryName</text:span><text:span text:style-name="T3">,<text:line-break/> <text:s text:c="31"/></text:span><text:span text:style-name="T6">CHARINDEX</text:span><text:span text:style-name="T3">(</text:span><text:span text:style-name="T7">N'کد '</text:span><text:span text:style-name="T3">, p.</text:span><text:span text:style-name="T4">PrimaryName</text:span><text:span text:style-name="T3">) + </text:span><text:span text:style-name="T5">3</text:span><text:span text:style-name="T3">,<text:line-break/> <text:s text:c="31"/></text:span><text:span text:style-name="T6">LEN</text:span><text:span text:style-name="T3">(p.</text:span><text:span text:style-name="T4">PrimaryName</text:span><text:span text:style-name="T3">)<text:line-break/> <text:s text:c="23"/>)<text:line-break/> <text:s text:c="15"/>) <text:s text:c="16"/></text:span><text:span text:style-name="T2">AS </text:span><text:span text:style-name="T3">Code<text:line-break/></text:span><text:span text:style-name="T2">FROM </text:span><text:span text:style-name="T3">decoyab_Panel_Mobile_Web.decoyab_admin.Products </text:span><text:span text:style-name="T2">AS </text:span><text:span text:style-name="T3">p<text:line-break/> <text:s text:c="8"/></text:span><text:span text:style-name="T2">INNER JOIN </text:span><text:span text:style-name="T3">decoyab_Panel_Mobile_Web.decoyab_admin.ProductExplains </text:span><text:span text:style-name="T2">as </text:span><text:span text:style-name="T3">px </text:span><text:span text:style-name="T2">on<text:line-break/> <text:s text:c="3"/></text:span><text:span text:style-name="T3">px.</text:span><text:span text:style-name="T4">ProductId </text:span><text:span text:style-name="T3">= p.</text:span><text:span text:style-name="T4">Id<text:line-break/> <text:s text:c="8"/></text:span><text:span text:style-name="T2">INNER JOIN </text:span><text:span text:style-name="T3">decoyab_Panel_Mobile_Web.decoyab_admin.ProductInventories </text:span><text:span text:style-name="T2">ON<text:line-break/> <text:s text:c="3"/></text:span><text:span text:style-name="T3">p.</text:span><text:span text:style-name="T4">Id </text:span><text:span text:style-name="T3">= decoyab_Panel_Mobile_Web.decoyab_admin.ProductInventories.</text:span><text:span text:style-name="T4">ProductId<text:line-break/> <text:s text:c="8"/></text:span><text:span text:style-name="T2">INNER JOIN </text:span><text:span text:style-name="T3">decoyab_Panel_Mobile_Web.decoyab_admin.ProductColors PColors </text:span><text:span text:style-name="T2">ON<text:line-break/> <text:s text:c="3"/></text:span><text:span text:style-name="T3">decoyab_Panel_Mobile_Web.decoyab_admin.ProductInventories.</text:span><text:span text:style-name="T4">ProductColorId </text:span><text:span text:style-name="T3">= PColors.</text:span><text:span text:style-name="T4">Id<text:line-break/> <text:s text:c="8"/></text:span><text:span text:style-name="T2">INNER JOIN </text:span><text:span text:style-name="T3">decoyab_Panel_Mobile_Web.decoyab_admin.ProductModels PM </text:span><text:span text:style-name="T2">ON<text:line-break/> <text:s text:c="3"/></text:span><text:span text:style-name="T3">PM.</text:span><text:span text:style-name="T4">Id </text:span><text:span text:style-name="T3">= p.</text:span><text:span text:style-name="T4">ProductModelId<text:line-break/> <text:s text:c="8"/></text:span><text:span text:style-name="T2">INNER JOIN </text:span><text:span text:style-name="T3">decoyab_Panel_Mobile_Web.decoyab_admin.ProductCategoryBrands PCB </text:span><text:span text:style-name="T2">ON<text:line-break/> <text:s text:c="3"/></text:span><text:span text:style-name="T3">PCB.</text:span><text:span text:style-name="T4">Id </text:span><text:span text:style-name="T3">= PM.</text:span><text:span text:style-name="T4">ProductCategoryBrandId<text:line-break/> <text:s text:c="8"/></text:span><text:span text:style-name="T2">INNER JOIN </text:span><text:span text:style-name="T3">decoyab_Panel_Mobile_Web.decoyab_admin.ProductBrands PB </text:span><text:span text:style-name="T2">ON<text:line-break/> <text:s text:c="3"/></text:span><text:span text:style-name="T3">PCB.</text:span><text:span text:style-name="T4">ProductBrandId </text:span><text:span text:style-name="T3">= PB.</text:span><text:span text:style-name="T4">Id<text:line-break/> <text:s text:c="8"/></text:span><text:span text:style-name="T2">INNER JOIN </text:span><text:span text:style-name="T3">decoyab_Panel_Mobile_Web.decoyab_admin.ProductCategories PC </text:span><text:span text:style-name="T2">ON<text:line-break/> <text:s text:c="3"/></text:span><text:span text:style-name="T3">PCB.</text:span><text:span text:style-name="T4">ProductCategoryId </text:span><text:span text:style-name="T3">= PC.</text:span><text:span text:style-name="T4">Id<text:line-break/> <text:s text:c="8"/></text:span><text:span text:style-name="T2">LEFT JOIN </text:span><text:span text:style-name="T3">decoyab_Panel_Mobile_Web.decoyab_admin.ProductProperties PP </text:span><text:span text:style-name="T2">ON<text:line-break/></text:span><text:soft-page-break/><text:span text:style-name="T2"> <text:s text:c="3"/></text:span><text:span text:style-name="T3">p.</text:span><text:span text:style-name="T4">Id </text:span><text:span text:style-name="T3">= PP.</text:span><text:span text:style-name="T4">ProductId<text:line-break/> <text:s text:c="8"/></text:span><text:span text:style-name="T2">LEFT JOIN </text:span><text:span text:style-name="T3">decoyab_Panel_Mobile_Web.decoyab_admin.ProductCategoryProperties PCP </text:span><text:span text:style-name="T2">ON<text:line-break/> <text:s text:c="3"/></text:span><text:span text:style-name="T3">PCP.</text:span><text:span text:style-name="T4">ProductCategoryId </text:span><text:span text:style-name="T3">= </text:span><text:span text:style-name="T5">9<text:line-break/> <text:s text:c="7"/></text:span><text:span text:style-name="T2">AND </text:span><text:span text:style-name="T3">PCP.</text:span><text:span text:style-name="T4">Id </text:span><text:span text:style-name="T3">= PP.</text:span><text:span text:style-name="T4">PropId<text:line-break/></text:span><text:span text:style-name="T8">-- WHERE PCB.ProductCategoryId = 10 AND p.Id NOT IN (10, 11, 13)<text:line-break/><text:line-break/></text:span><text:span text:style-name="T2">GO<text:line-break/>USE </text:span><text:span text:style-name="T3">decoyab_MarketPlaceDb<text:line-break/></text:span><text:span text:style-name="T2">GO<text:line-break/><text:line-break/>DROP TABLE </text:span><text:span text:style-name="T3">#TempTable</text:span></text:p>
      <text:p text:style-name="P1"/>
      <text:p text:style-name="P1">با این کوعری میتوان به صورت حدودی یک دسته بندی را آنالیز کرد و آماده کرد برای انتقال</text:p>
      <text:p text:style-name="P1">و همینطور میشود با گروپ بای به شکل های مختلف ولیو ها و اتریبیوت هایی برای جنریت کرد.</text:p>
      <text:p text:style-name="P1"/>
      <text:p text:style-name="P1">دستور زیر برای جستجو در بین تمام مقادیر ویژگیهای یک محصول زمانیکه در جدول <text:span text:style-name="T9">ProductAttributeValues ثبت شدند میابشد:</text:span></text:p>
      <text:p text:style-name="P3" loext:marker-style-name="T10"><text:span text:style-name="T10">-</text:span><text:span text:style-name="T11">------------------------------------------------------------------------------<text:line-break/>-------------------------------------------------------------------------------<text:line-break/>-- '74c4171f-c863-47ad-b26b-6459dabc3aa1,1A6ED0FB-4243-442F-8533-5B06B0EDECD8,db891465-c08d-4644-aa3a-fc4c62fbb7a1,a04c0a91-9886-4cae-be04-91276306fc6b' 10<text:line-break/>-- '74c4171f-c863-47ad-b26b-6459dabc3aa1,996B6E1A-9DFE-4C19-9B4C-39665081B28C,db891465-c08d-4644-aa3a-fc4c62fbb7a1,0b40a177-0874-4d4f-866f-baa36557fc60' 15<text:line-break/>-- 'db891465-c08d-4644-aa3a-fc4c62fbb7a1,74c4171f-c863-47ad-b26b-6459dabc3aa1,1A6ED0FB-4243-442F-8533-5B06B0EDECD8,98B53C9F-C846-42CF-BC95-6345337540A6' 16<text:line-break/>-- '595ADF86-C15D-458E-B384-61E1D15A04A7,db891465-c08d-4644-aa3a-fc4c62fbb7a1,996B6E1A-9DFE-4C19-9B4C-39665081B28C,1b6c839c-fc92-4d10-ae6a-510c73388fac' 10099<text:line-break/><text:line-break/>-- '5C8937D8-3A12-4DBF-87A5-3C85EEE41C45,db891465-c08d-4644-aa3a-fc4c62fbb7a1,996B6E1A-9DFE-4C19-9B4C-39665081B28C,1b6c839c-fc92-4d10-ae6a-510c73388fac' 10100<text:line-break/>-- '9C2B951F-9FE4-4F3D-8BB2-EB12F383A90D,db891465-c08d-4644-aa3a-fc4c62fbb7a1,996B6E1A-9DFE-4C19-9B4C-39665081B28C,1b6c839c-fc92-4d10-ae6a-510c73388fac' 10101<text:line-break/>-- '2A4EB36F-B8AE-42D0-A8FE-CFCD98835F73,db891465-c08d-4644-aa3a-fc4c62fbb7a1,996B6E1A-9DFE-4C19-9B4C-39665081B28C,1b6c839c-fc92-4d10-ae6a-510c73388fac' 10102<text:line-break/></text:span><text:span text:style-name="T12">DECLARE </text:span><text:span text:style-name="T13">@FeatureList </text:span><text:span text:style-name="T12">TABLE<text:line-break/> <text:s text:c="20"/></text:span><text:span text:style-name="T13">(<text:line-break/> <text:s text:c="24"/></text:span><text:span text:style-name="T14">Feature </text:span><text:span text:style-name="T12">NVARCHAR</text:span><text:span text:style-name="T13">(</text:span><text:span text:style-name="T15">255</text:span><text:span text:style-name="T13">)<text:line-break/> <text:s text:c="20"/>);<text:line-break/></text:span><text:span text:style-name="T11">-- درج ویژگی‌های موردنظر به جدول موقت<text:line-break/></text:span><text:span text:style-name="T12">INSERT INTO </text:span><text:span text:style-name="T13">@FeatureList (</text:span><text:span text:style-name="T14">Feature</text:span><text:span text:style-name="T13">)<text:line-break/></text:span><text:span text:style-name="T12">VALUES </text:span><text:span text:style-name="T13">(</text:span><text:span text:style-name="T16">N'مغز'</text:span><text:span text:style-name="T13">),<text:line-break/> <text:s text:c="6"/>(</text:span><text:span text:style-name="T16">N'ابعاد'</text:span><text:span text:style-name="T13">),<text:line-break/> <text:s text:c="6"/>(</text:span><text:span text:style-name="T16">N'برند'</text:span><text:span text:style-name="T13">),<text:line-break/> <text:s text:c="6"/>(</text:span><text:span text:style-name="T16">N'روکش'</text:span><text:span text:style-name="T13">),<text:line-break/> <text:s text:c="6"/>(</text:span><text:span text:style-name="T16">N'کشور'</text:span><text:span text:style-name="T13">),<text:line-break/> <text:s text:c="6"/>(</text:span><text:span text:style-name="T16">N'مدل'</text:span><text:span text:style-name="T13">)<text:line-break/><text:line-break/></text:span><text:span text:style-name="T11">-- جستجو و بازگرداندن آیدی‌های مربوطه<text:line-break/></text:span><text:span text:style-name="T12">SELECT DISTINCT </text:span><text:span text:style-name="T13">PAV.</text:span><text:span text:style-name="T14">Id <text:s text:c="4"/></text:span><text:span text:style-name="T12">AS </text:span><text:span text:style-name="T13">ProductAttributeValueId,<text:line-break/> <text:s text:c="15"/></text:span><text:span text:style-name="T11">-- A.Id <text:s text:c="6"/>AS AttributeId,<text:line-break/> <text:s text:c="15"/></text:span><text:span text:style-name="T13">A.</text:span><text:span text:style-name="T14">NameFA <text:s text:c="2"/></text:span><text:span text:style-name="T12">AS </text:span><text:span text:style-name="T13">FeatureName,<text:line-break/> <text:s text:c="15"/></text:span><text:span text:style-name="T11">-- V.Id AS ValueId,<text:line-break/> <text:s text:c="15"/></text:span><text:span text:style-name="T13">V.</text:span><text:span text:style-name="T14">AmountFA </text:span><text:span text:style-name="T12">AS </text:span><text:span text:style-name="T13">FeatureValue<text:line-break/></text:span><text:span text:style-name="T12">FROM </text:span><text:span text:style-name="T13">ProductAttributeValues </text:span><text:span text:style-name="T12">AS </text:span><text:span text:style-name="T13">PAV<text:line-break/> <text:s text:c="8"/></text:span><text:span text:style-name="T12">INNER JOIN </text:span><text:span text:style-name="T13">decoyab_admin.AttributeValues </text:span><text:span text:style-name="T12">AS </text:span><text:span text:style-name="T13">AV </text:span><text:span text:style-name="T12">ON </text:span><text:span text:style-name="T13">PAV.</text:span><text:span text:style-name="T14">AttributeValueId </text:span><text:span text:style-name="T13">= AV.</text:span><text:span text:style-name="T14">Id<text:line-break/> <text:s text:c="8"/></text:span><text:span text:style-name="T12">INNER JOIN </text:span><text:span text:style-name="T13">decoyab_admin.Attributes </text:span><text:span text:style-name="T12">AS </text:span><text:span text:style-name="T13">A </text:span><text:span text:style-name="T12">ON </text:span><text:span text:style-name="T13">AV.</text:span><text:span text:style-name="T14">AttributeId </text:span><text:span text:style-name="T13">= A.</text:span><text:span text:style-name="T14">Id<text:line-break/> <text:s text:c="8"/></text:span><text:span text:style-name="T12">INNER JOIN </text:span><text:span text:style-name="T13">decoyab_admin.[Values] </text:span><text:span text:style-name="T12">AS </text:span><text:span text:style-name="T13">V </text:span><text:span text:style-name="T12">ON </text:span><text:span text:style-name="T13">AV.</text:span><text:span text:style-name="T14">ValueId </text:span><text:span text:style-name="T13">= V.</text:span><text:span text:style-name="T14">Id<text:line-break/></text:span><text:span text:style-name="T12">WHERE </text:span><text:span text:style-name="T13">A.</text:span><text:span text:style-name="T14">NameFA </text:span><text:span text:style-name="T12">IN </text:span><text:span text:style-name="T13">(</text:span><text:span text:style-name="T12">SELECT </text:span><text:span text:style-name="T14">Feature </text:span><text:span text:style-name="T12">FROM </text:span><text:span text:style-name="T13">@FeatureList)<text:line-break/></text:span><text:span text:style-name="T12">ORDER BY </text:span><text:span text:style-name="T13">A.</text:span><text:span text:style-name="T14">NameFA<text:line-break/></text:span><text:span text:style-name="T11">-------------------------------------------------------------------------------<text:line-break/>-------------------------------------------------------------------------------</text:span></text:p>
      <text:p text:style-name="P4"><text:soft-page-break/><text:span text:style-name="T17">کوعری مربوط به پیدا کردن ام دی اف ها و انتقال نهایی به دیتابیس جدید:<text:line-break/></text:span></text:p>
      <text:p text:style-name="P5"><text:span text:style-name="T17"><text:line-break/></text:span><text:span text:style-name="T18">-- </text:span><text:span text:style-name="T19">پاک چوب<text:line-break/></text:span><text:span text:style-name="T18">-- 74c4171f-c863-47ad-b26b-6459dabc3aa1,996B6E1A-9DFE-4C19-9B4C-39665081B28C,db891465-c08d-4644-aa3a-fc4c62fbb7a1,0b40a177-0874-4d4f-866f-baa36557fc60 15<text:line-break/>-- db891465-c08d-4644-aa3a-fc4c62fbb7a1,74c4171f-c863-47ad-b26b-6459dabc3aa1,1A6ED0FB-4243-442F-8533-5B06B0EDECD8,98B53C9F-C846-42CF-BC95-6345337540A6 16<text:line-break/><text:line-break/></text:span><text:span text:style-name="T20">USE </text:span><text:span text:style-name="T21">decoyab_Panel_Mobile_Web<text:line-break/><text:line-break/></text:span><text:span text:style-name="T20">CREATE TABLE </text:span><text:span text:style-name="T21">#TempTable<text:line-break/>(<text:line-break/> <text:s text:c="3"/></text:span><text:span text:style-name="T22">OldId <text:s text:c="3"/></text:span><text:span text:style-name="T20">INT</text:span><text:span text:style-name="T21">,<text:line-break/> <text:s text:c="3"/></text:span><text:span text:style-name="T22">CatId <text:s text:c="3"/></text:span><text:span text:style-name="T20">INT</text:span><text:span text:style-name="T21">,<text:line-break/> <text:s text:c="3"/></text:span><text:span text:style-name="T22">Review <text:s text:c="2"/></text:span><text:span text:style-name="T20">NVARCHAR</text:span><text:span text:style-name="T21">(</text:span><text:span text:style-name="T20">MAX</text:span><text:span text:style-name="T21">),<text:line-break/> <text:s text:c="3"/></text:span><text:span text:style-name="T22">HelpText </text:span><text:span text:style-name="T20">NVARCHAR</text:span><text:span text:style-name="T21">(</text:span><text:span text:style-name="T20">MAX</text:span><text:span text:style-name="T21">),<text:line-break/></text:span><text:span text:style-name="T18">-- <text:s text:c="4"/>Category <text:s text:c="3"/>NVARCHAR(255),<text:line-break/>-- <text:s text:c="4"/>Model <text:s text:c="6"/>NVARCHAR(255),<text:line-break/>-- <text:s text:c="4"/>Brand <text:s text:c="6"/>NVARCHAR(255),<text:line-break/>-- <text:s text:c="4"/>Color <text:s text:c="6"/>NVARCHAR(255),<text:line-break/>-- <text:s text:c="4"/>Attribute <text:s text:c="2"/>NVARCHAR(255),<text:line-break/>-- <text:s text:c="4"/>Value <text:s text:c="6"/>NVARCHAR(255),<text:line-break/> <text:s text:c="3"/></text:span><text:span text:style-name="T22">Code <text:s text:c="4"/></text:span><text:span text:style-name="T20">NVARCHAR</text:span><text:span text:style-name="T21">(</text:span><text:span text:style-name="T23">255</text:span><text:span text:style-name="T21">)<text:line-break/>)<text:line-break/></text:span><text:span text:style-name="T20">INSERT INTO </text:span><text:span text:style-name="T21">#TempTable<text:line-break/></text:span><text:span text:style-name="T20">SELECT DISTINCT </text:span><text:span text:style-name="T21">p.</text:span><text:span text:style-name="T22">Id <text:s text:c="9"/></text:span><text:span text:style-name="T20">AS </text:span><text:span text:style-name="T21">OldId,<text:line-break/> <text:s text:c="15"/>px.</text:span><text:span text:style-name="T22">Review <text:s text:c="4"/></text:span><text:span text:style-name="T20">AS </text:span><text:span text:style-name="T21">Review,<text:line-break/> <text:s text:c="15"/>p.</text:span><text:span text:style-name="T22">PrimaryName </text:span><text:span text:style-name="T20">AS </text:span><text:span text:style-name="T21">HelpText,<text:line-break/> <text:s text:c="15"/>PC.</text:span><text:span text:style-name="T22">Id <text:s text:c="8"/></text:span><text:span text:style-name="T20">AS </text:span><text:span text:style-name="T21">CatId,<text:line-break/> <text:s text:c="15"/></text:span><text:span text:style-name="T18">-- PC.Name <text:s text:c="10"/>AS category,<text:line-break/> <text:s text:c="15"/>-- PM.Title <text:s text:c="9"/>AS model,<text:line-break/> <text:s text:c="15"/>-- PB.Name <text:s text:c="10"/>AS brand,<text:line-break/> <text:s text:c="15"/>-- PColors.ColorName AS color,<text:line-break/> <text:s text:c="15"/>-- PCP.PropName <text:s text:c="5"/>AS attribute,<text:line-break/> <text:s text:c="15"/>-- PP.PropValue <text:s text:c="5"/>AS value,<text:line-break/> <text:s text:c="15"/>-- P.ReturnTerms <text:s text:c="4"/>AS ReturnTerms,<text:line-break/> <text:s text:c="15"/></text:span><text:span text:style-name="T24">LTRIM</text:span><text:span text:style-name="T21">(<text:line-break/> <text:s text:c="23"/></text:span><text:span text:style-name="T24">SUBSTRING</text:span><text:span text:style-name="T21">(<text:line-break/> <text:s text:c="31"/>p.</text:span><text:span text:style-name="T22">PrimaryName</text:span><text:span text:style-name="T21">,<text:line-break/> <text:s text:c="31"/></text:span><text:span text:style-name="T24">CHARINDEX</text:span><text:span text:style-name="T21">(</text:span><text:span text:style-name="T25">N'</text:span><text:span text:style-name="T26">کد</text:span><text:span text:style-name="T25"> '</text:span><text:span text:style-name="T21">, p.</text:span><text:span text:style-name="T22">PrimaryName</text:span><text:span text:style-name="T21">) + </text:span><text:span text:style-name="T23">3</text:span><text:span text:style-name="T21">,<text:line-break/> <text:s text:c="31"/></text:span><text:span text:style-name="T24">LEN</text:span><text:span text:style-name="T21">(p.</text:span><text:span text:style-name="T22">PrimaryName</text:span><text:span text:style-name="T21">)<text:line-break/> <text:s text:c="23"/>)<text:line-break/> <text:s text:c="15"/>) <text:s text:c="12"/></text:span><text:span text:style-name="T20">AS </text:span><text:span text:style-name="T21">Code<text:line-break/></text:span><text:span text:style-name="T20">FROM </text:span><text:span text:style-name="T21">decoyab_Panel_Mobile_Web.decoyab_admin.Products </text:span><text:span text:style-name="T20">AS </text:span><text:span text:style-name="T21">p<text:line-break/> <text:s text:c="8"/></text:span><text:span text:style-name="T20">INNER JOIN </text:span><text:span text:style-name="T21">decoyab_Panel_Mobile_Web.decoyab_admin.ProductExplains </text:span><text:span text:style-name="T20">as </text:span><text:span text:style-name="T21">px </text:span><text:span text:style-name="T20">on<text:line-break/> <text:s text:c="3"/></text:span><text:span text:style-name="T21">px.</text:span><text:span text:style-name="T22">ProductId </text:span><text:span text:style-name="T21">= p.</text:span><text:span text:style-name="T22">Id<text:line-break/> <text:s text:c="8"/></text:span><text:span text:style-name="T20">INNER JOIN </text:span><text:span text:style-name="T21">decoyab_Panel_Mobile_Web.decoyab_admin.ProductInventories </text:span><text:span text:style-name="T20">ON<text:line-break/> <text:s text:c="3"/></text:span><text:span text:style-name="T21">p.</text:span><text:span text:style-name="T22">Id </text:span><text:span text:style-name="T21">= decoyab_Panel_Mobile_Web.decoyab_admin.ProductInventories.</text:span><text:span text:style-name="T22">ProductId<text:line-break/> <text:s text:c="8"/></text:span><text:span text:style-name="T20">INNER JOIN </text:span><text:span text:style-name="T21">decoyab_Panel_Mobile_Web.decoyab_admin.ProductColors PColors </text:span><text:span text:style-name="T20">ON<text:line-break/> <text:s text:c="3"/></text:span><text:span text:style-name="T21">decoyab_Panel_Mobile_Web.decoyab_admin.ProductInventories.</text:span><text:span text:style-name="T22">ProductColorId </text:span><text:span text:style-name="T21">= PColors.</text:span><text:span text:style-name="T22">Id<text:line-break/> <text:s text:c="8"/></text:span><text:span text:style-name="T20">INNER JOIN </text:span><text:span text:style-name="T21">decoyab_Panel_Mobile_Web.decoyab_admin.ProductModels PM </text:span><text:span text:style-name="T20">ON<text:line-break/> <text:s text:c="3"/></text:span><text:span text:style-name="T21">PM.</text:span><text:span text:style-name="T22">Id </text:span><text:span text:style-name="T21">= p.</text:span><text:span text:style-name="T22">ProductModelId<text:line-break/> <text:s text:c="8"/></text:span><text:span text:style-name="T20">INNER JOIN </text:span><text:span text:style-name="T21">decoyab_Panel_Mobile_Web.decoyab_admin.ProductCategoryBrands PCB </text:span><text:span text:style-name="T20">ON<text:line-break/> <text:s text:c="3"/></text:span><text:span text:style-name="T21">PCB.</text:span><text:span text:style-name="T22">Id </text:span><text:span text:style-name="T21">= PM.</text:span><text:span text:style-name="T22">ProductCategoryBrandId<text:line-break/> <text:s text:c="8"/></text:span><text:span text:style-name="T20">INNER JOIN </text:span><text:span text:style-name="T21">decoyab_Panel_Mobile_Web.decoyab_admin.ProductBrands PB </text:span><text:span text:style-name="T20">ON<text:line-break/> <text:s text:c="3"/></text:span><text:span text:style-name="T21">PCB.</text:span><text:span text:style-name="T22">ProductBrandId </text:span><text:span text:style-name="T21">= PB.</text:span><text:span text:style-name="T22">Id<text:line-break/> <text:s text:c="8"/></text:span><text:span text:style-name="T20">INNER JOIN </text:span><text:span text:style-name="T21">decoyab_Panel_Mobile_Web.decoyab_admin.ProductCategories PC </text:span><text:span text:style-name="T20">ON<text:line-break/> <text:s text:c="3"/></text:span><text:span text:style-name="T21">PCB.</text:span><text:span text:style-name="T22">ProductCategoryId </text:span><text:span text:style-name="T21">= PC.</text:span><text:span text:style-name="T22">Id<text:line-break/> <text:s text:c="8"/></text:span><text:span text:style-name="T20">LEFT JOIN </text:span><text:span text:style-name="T21">decoyab_Panel_Mobile_Web.decoyab_admin.ProductProperties PP </text:span><text:span text:style-name="T20">ON<text:line-break/> <text:s text:c="3"/></text:span><text:span text:style-name="T21">p.</text:span><text:span text:style-name="T22">Id </text:span><text:span text:style-name="T21">= PP.</text:span><text:span text:style-name="T22">ProductId<text:line-break/> <text:s text:c="8"/></text:span><text:span text:style-name="T20">LEFT JOIN </text:span><text:span text:style-name="T21">decoyab_Panel_Mobile_Web.decoyab_admin.ProductCategoryProperties PCP </text:span><text:span text:style-name="T20">ON<text:line-break/> <text:s text:c="3"/></text:span><text:span text:style-name="T21">PCP.</text:span><text:span text:style-name="T22">ProductCategoryId </text:span><text:span text:style-name="T21">= </text:span><text:span text:style-name="T23">9<text:line-break/> <text:s text:c="7"/></text:span><text:span text:style-name="T20">AND </text:span><text:span text:style-name="T21">PCP.</text:span><text:span text:style-name="T22">Id </text:span><text:span text:style-name="T21">= PP.</text:span><text:span text:style-name="T22">PropId<text:line-break/></text:span><text:soft-page-break/><text:span text:style-name="T20">WHERE </text:span><text:span text:style-name="T21">PCB.</text:span><text:span text:style-name="T22">ProductCategoryId </text:span><text:span text:style-name="T21">= </text:span><text:span text:style-name="T23">15 </text:span><text:span text:style-name="T18">-- categoryId from old db<text:line-break/> <text:s/></text:span><text:span text:style-name="T20">AND </text:span><text:span text:style-name="T21">p.</text:span><text:span text:style-name="T22">Id </text:span><text:span text:style-name="T20">NOT IN </text:span><text:span text:style-name="T21">(</text:span><text:span text:style-name="T23">10</text:span><text:span text:style-name="T21">, </text:span><text:span text:style-name="T23">11</text:span><text:span text:style-name="T21">, </text:span><text:span text:style-name="T23">13</text:span><text:span text:style-name="T21">)<text:line-break/><text:line-break/></text:span><text:span text:style-name="T20">GO<text:line-break/><text:line-break/>USE </text:span><text:span text:style-name="T21">decoyab_MarketPlaceDb;<text:line-break/><text:line-break/></text:span><text:span text:style-name="T18">-- </text:span><text:span text:style-name="T19">درج داده‌ها به جدول</text:span><text:span text:style-name="T18"> Products </text:span><text:span text:style-name="T19">مطابق با</text:span><text:span text:style-name="T18"> 58 </text:span><text:span text:style-name="T19">رکورد موجود در</text:span><text:span text:style-name="T18"> TempTable<text:line-break/></text:span><text:span text:style-name="T20">INSERT INTO </text:span><text:span text:style-name="T21">decoyab_admin.Products (</text:span><text:span text:style-name="T22">Id</text:span><text:span text:style-name="T21">,<text:line-break/> <text:s text:c="35"/></text:span><text:span text:style-name="T22">GroupIdsImpactOnPrice</text:span><text:span text:style-name="T21">,<text:line-break/> <text:s text:c="35"/></text:span><text:span text:style-name="T22">ProductTitleIdAndShopIdKey</text:span><text:span text:style-name="T21">,<text:line-break/> <text:s text:c="35"/></text:span><text:span text:style-name="T22">HelpText</text:span><text:span text:style-name="T21">,<text:line-break/> <text:s text:c="35"/></text:span><text:span text:style-name="T22">AiLink</text:span><text:span text:style-name="T21">,<text:line-break/> <text:s text:c="35"/></text:span><text:span text:style-name="T22">PageTitle</text:span><text:span text:style-name="T21">,<text:line-break/> <text:s text:c="35"/></text:span><text:span text:style-name="T22">CreateDateTime</text:span><text:span text:style-name="T21">,<text:line-break/> <text:s text:c="35"/></text:span><text:span text:style-name="T22">UpdateDateTime</text:span><text:span text:style-name="T21">,<text:line-break/> <text:s text:c="35"/></text:span><text:span text:style-name="T22">Review</text:span><text:span text:style-name="T21">,<text:line-break/> <text:s text:c="35"/></text:span><text:span text:style-name="T22">Description</text:span><text:span text:style-name="T21">,<text:line-break/> <text:s text:c="35"/></text:span><text:span text:style-name="T22">IsActive</text:span><text:span text:style-name="T21">,<text:line-break/> <text:s text:c="35"/></text:span><text:span text:style-name="T22">IsDeleted</text:span><text:span text:style-name="T21">,<text:line-break/> <text:s text:c="35"/></text:span><text:span text:style-name="T22">[Ordering]</text:span><text:span text:style-name="T21">,<text:line-break/> <text:s text:c="35"/></text:span><text:span text:style-name="T22">OldId</text:span><text:span text:style-name="T21">,<text:line-break/> <text:s text:c="35"/></text:span><text:span text:style-name="T22">Tag</text:span><text:span text:style-name="T21">,<text:line-break/> <text:s text:c="35"/></text:span><text:span text:style-name="T22">GroupIdsRepeating</text:span><text:span text:style-name="T21">)<text:line-break/></text:span><text:span text:style-name="T20">SELECT </text:span><text:span text:style-name="T24">NEWID</text:span><text:span text:style-name="T21">() <text:s text:c="69"/></text:span><text:span text:style-name="T20">AS </text:span><text:span text:style-name="T21">Id, <text:s text:c="24"/></text:span><text:span text:style-name="T18">-- </text:span><text:span text:style-name="T19">تولید</text:span><text:span text:style-name="T18"> GUID </text:span><text:span text:style-name="T19">جدید برای شناسه محصولات<text:line-break/> <text:s text:c="6"/></text:span><text:span text:style-name="T24">CONCAT</text:span><text:span text:style-name="T21">(<text:line-break/> <text:s text:c="14"/></text:span><text:span text:style-name="T25">N'74c4171f-c863-47ad-b26b-6459dabc3aa1,996B6E1A-9DFE-4C19-9B4C-39665081B28C,db891465-c08d-4644-aa3a-fc4c62fbb7a1,0b40a177-0874-4d4f-866f-baa36557fc60'</text:span><text:span text:style-name="T21">, </text:span><text:span text:style-name="T18">-- code<text:line-break/> <text:s text:c="14"/></text:span><text:span text:style-name="T20">CASE<text:line-break/> <text:s text:c="18"/>WHEN<text:line-break/> <text:s text:c="22"/></text:span><text:span text:style-name="T24">LEN</text:span><text:span text:style-name="T21">(</text:span><text:span text:style-name="T25">N'74c4171f-c863-47ad-b26b-6459dabc3aa1,996B6E1A-9DFE-4C19-9B4C-39665081B28C,db891465-c08d-4644-aa3a-fc4c62fbb7a1,0b40a177-0874-4d4f-866f-baa36557fc60'</text:span><text:span text:style-name="T21">) &gt; </text:span><text:span text:style-name="T18">-- code<text:line-break/> <text:s text:c="22"/></text:span><text:span text:style-name="T23">0 </text:span><text:span text:style-name="T20">THEN </text:span><text:span text:style-name="T25">N','<text:line-break/> <text:s text:c="18"/></text:span><text:span text:style-name="T20">ELSE </text:span><text:span text:style-name="T25">N''<text:line-break/> <text:s text:c="18"/></text:span><text:span text:style-name="T20">END</text:span><text:span text:style-name="T21">,<text:line-break/> <text:s text:c="14"/>(</text:span><text:span text:style-name="T20">SELECT TOP </text:span><text:span text:style-name="T23">1 </text:span><text:span text:style-name="T24">CAST</text:span><text:span text:style-name="T21">(PAV.</text:span><text:span text:style-name="T22">Id </text:span><text:span text:style-name="T20">AS NVARCHAR</text:span><text:span text:style-name="T21">(</text:span><text:span text:style-name="T20">MAX</text:span><text:span text:style-name="T21">)) </text:span><text:span text:style-name="T18">-- </text:span><text:span text:style-name="T19">انتخاب فقط اولین آیدی<text:line-break/> <text:s text:c="15"/></text:span><text:span text:style-name="T20">FROM </text:span><text:span text:style-name="T21">ProductAttributeValues </text:span><text:span text:style-name="T20">AS </text:span><text:span text:style-name="T21">PAV<text:line-break/> <text:s text:c="24"/></text:span><text:span text:style-name="T20">INNER JOIN </text:span><text:span text:style-name="T21">decoyab_admin.AttributeValues AV </text:span><text:span text:style-name="T20">ON </text:span><text:span text:style-name="T21">PAV.</text:span><text:span text:style-name="T22">AttributeValueId </text:span><text:span text:style-name="T21">= AV.</text:span><text:span text:style-name="T22">Id<text:line-break/> <text:s text:c="24"/></text:span><text:span text:style-name="T20">INNER JOIN </text:span><text:span text:style-name="T21">decoyab_admin.[Values] V </text:span><text:span text:style-name="T20">ON </text:span><text:span text:style-name="T21">AV.</text:span><text:span text:style-name="T22">ValueId </text:span><text:span text:style-name="T21">= V.</text:span><text:span text:style-name="T22">Id<text:line-break/> <text:s text:c="15"/></text:span><text:span text:style-name="T20">WHERE </text:span><text:span text:style-name="T21">V.</text:span><text:span text:style-name="T22">AmountFA </text:span><text:span text:style-name="T21">= TT.</text:span><text:span text:style-name="T27">Code </text:span><text:span text:style-name="T18">-- </text:span><text:span text:style-name="T19">کد مشخص را فقط برای هر رکورد در</text:span><text:span text:style-name="T18"> TempTable </text:span><text:span text:style-name="T19">جستجو کن<text:line-break/> <text:s text:c="14"/></text:span><text:span text:style-name="T21">)<text:line-break/> <text:s text:c="6"/>) <text:s text:c="75"/></text:span><text:span text:style-name="T20">AS </text:span><text:span text:style-name="T21">GroupIdsImpactOnPrice, <text:s text:c="5"/></text:span><text:span text:style-name="T18">-- </text:span><text:span text:style-name="T19">مقدار</text:span><text:span text:style-name="T18"> GroupIdsImpactOnPrice </text:span><text:span text:style-name="T19">برای هر رکورد</text:span><text:span text:style-name="T18"> TempTable<text:line-break/> <text:s text:c="6"/></text:span><text:span text:style-name="T25">N'00AD1DB7-B084-4F49-9AEC-5BB0D4854AF8,3a4b5c6d-7e8f-9a1b-2c3d-4e5f6a7b8c9d' </text:span><text:span text:style-name="T20">AS </text:span><text:span text:style-name="T21">ProductTitleIdAndShopIdKey, </text:span><text:span text:style-name="T18">-- </text:span><text:span text:style-name="T19">مقدار ثابت<text:line-break/> <text:s text:c="6"/></text:span><text:span text:style-name="T21">TT.</text:span><text:span text:style-name="T22">HelpText <text:s text:c="65"/></text:span><text:span text:style-name="T20">AS </text:span><text:span text:style-name="T21">HelpText, <text:s text:c="18"/></text:span><text:span text:style-name="T18">-- </text:span><text:span text:style-name="T19">مقدار</text:span><text:span text:style-name="T18"> HelpText </text:span><text:span text:style-name="T19">از</text:span><text:span text:style-name="T18"> TempTable<text:line-break/> <text:s text:c="6"/></text:span><text:span text:style-name="T20">NULL <text:s text:c="72"/>AS </text:span><text:span text:style-name="T21">AiLink, <text:s text:c="20"/></text:span><text:span text:style-name="T18">-- </text:span><text:span text:style-name="T19">مقدار پیش‌فرض برای لینک هوش مصنوعی<text:line-break/> <text:s text:c="6"/></text:span><text:span text:style-name="T21">TT.</text:span><text:span text:style-name="T22">HelpText <text:s text:c="65"/></text:span><text:span text:style-name="T20">AS </text:span><text:span text:style-name="T21">PageTitle, <text:s text:c="17"/></text:span><text:span text:style-name="T18">-- </text:span><text:span text:style-name="T19">مقدار</text:span><text:span text:style-name="T18"> PageTitle </text:span><text:span text:style-name="T19">برابر با</text:span><text:span text:style-name="T18"> HelpText<text:line-break/> <text:s text:c="6"/></text:span><text:span text:style-name="T24">GETDATE</text:span><text:span text:style-name="T21">() <text:s text:c="67"/></text:span><text:span text:style-name="T20">AS </text:span><text:span text:style-name="T21">CreateDateTime, <text:s text:c="12"/></text:span><text:span text:style-name="T18">-- </text:span><text:span text:style-name="T19">تاریخ ایجاد<text:line-break/> <text:s text:c="6"/></text:span><text:span text:style-name="T24">GETDATE</text:span><text:span text:style-name="T21">() <text:s text:c="67"/></text:span><text:span text:style-name="T20">AS </text:span><text:span text:style-name="T21">UpdateDateTime, <text:s text:c="12"/></text:span><text:span text:style-name="T18">-- </text:span><text:span text:style-name="T19">تاریخ بروزرسانی<text:line-break/> <text:s text:c="6"/></text:span><text:span text:style-name="T21">TT.</text:span><text:span text:style-name="T22">Review <text:s text:c="67"/></text:span><text:span text:style-name="T20">AS </text:span><text:span text:style-name="T21">Review, <text:s text:c="20"/></text:span><text:span text:style-name="T18">-- </text:span><text:span text:style-name="T19">مقدار</text:span><text:span text:style-name="T18"> Review<text:line-break/> <text:s text:c="6"/></text:span><text:span text:style-name="T21">TT.</text:span><text:span text:style-name="T22">CatId <text:s text:c="68"/></text:span><text:span text:style-name="T20">AS Description</text:span><text:span text:style-name="T21">, <text:s text:c="15"/></text:span><text:span text:style-name="T18">-- </text:span><text:span text:style-name="T19">مقدار ایدی دسته بندی<text:line-break/> <text:s text:c="6"/></text:span><text:span text:style-name="T23">1 <text:s text:c="75"/></text:span><text:span text:style-name="T20">AS </text:span><text:span text:style-name="T21">IsActive, <text:s text:c="18"/></text:span><text:span text:style-name="T18">-- </text:span><text:span text:style-name="T19">محصول فعال<text:line-break/></text:span><text:soft-page-break/><text:span text:style-name="T19"> <text:s text:c="6"/></text:span><text:span text:style-name="T23">0 <text:s text:c="75"/></text:span><text:span text:style-name="T20">AS </text:span><text:span text:style-name="T21">IsDeleted, <text:s text:c="17"/></text:span><text:span text:style-name="T18">-- </text:span><text:span text:style-name="T19">محصول حذف‌نشده<text:line-break/> <text:s text:c="6"/></text:span><text:span text:style-name="T20">NULL <text:s text:c="72"/>AS </text:span><text:span text:style-name="T21">[Ordering], <text:s text:c="16"/></text:span><text:span text:style-name="T18">-- </text:span><text:span text:style-name="T19">ترتیب نامشخص<text:line-break/> <text:s text:c="6"/></text:span><text:span text:style-name="T21">TT.</text:span><text:span text:style-name="T22">OldId <text:s text:c="68"/></text:span><text:span text:style-name="T20">AS </text:span><text:span text:style-name="T21">OldId, <text:s text:c="21"/></text:span><text:span text:style-name="T18">-- </text:span><text:span text:style-name="T19">مقدار</text:span><text:span text:style-name="T18"> OldId </text:span><text:span text:style-name="T19">از</text:span><text:span text:style-name="T18"> TempTable<text:line-break/> <text:s text:c="6"/></text:span><text:span text:style-name="T20">NULL <text:s text:c="72"/>AS </text:span><text:span text:style-name="T21">Tag, <text:s text:c="23"/></text:span><text:span text:style-name="T18">-- </text:span><text:span text:style-name="T19">برچسب خالی<text:line-break/> <text:s text:c="6"/></text:span><text:span text:style-name="T25">N'' <text:s text:c="73"/></text:span><text:span text:style-name="T20">AS </text:span><text:span text:style-name="T21">GroupIdsRepeating <text:s text:c="10"/></text:span><text:span text:style-name="T18">-- </text:span><text:span text:style-name="T19">مقدار</text:span><text:span text:style-name="T18"> GroupIdsRepeating </text:span><text:span text:style-name="T19">خالی<text:line-break/></text:span><text:span text:style-name="T20">FROM </text:span><text:span text:style-name="T21">#TempTable TT;<text:line-break/><text:line-break/></text:span><text:span text:style-name="T18">-- </text:span><text:span text:style-name="T19">حذف جدول موقت<text:line-break/></text:span><text:span text:style-name="T20">DROP TABLE </text:span><text:span text:style-name="T21">#TempTable;</text:span></text:p>
      <text:p text:style-name="P6"/>
      <text:p text:style-name="P7">انتقال تصاویر محصولات فاز اول فقط ام دی اف ها:<text:line-break/></text:p>
      <text:p text:style-name="P7"/>
      <text:p text:style-name="P8" loext:marker-style-name="T28"><text:span text:style-name="T29">USE </text:span><text:span text:style-name="T30">decoyab_Panel_Mobile_Web</text:span><text:span text:style-name="T28">;<text:line-break/></text:span><text:span text:style-name="T31">-- </text:span><text:span text:style-name="T32">ایجاد جدول موقت<text:line-break/></text:span><text:span text:style-name="T29">CREATE TABLE </text:span><text:span text:style-name="T30">#TempFile<text:line-break/></text:span><text:span text:style-name="T28">(<text:line-break/> <text:s text:c="3"/></text:span><text:span text:style-name="T33">FileName </text:span><text:span text:style-name="T29">NVARCHAR</text:span><text:span text:style-name="T28">(</text:span><text:span text:style-name="T29">MAX</text:span><text:span text:style-name="T28">),<text:line-break/> <text:s text:c="3"/></text:span><text:span text:style-name="T33">ProductId </text:span><text:span text:style-name="T29">INT</text:span><text:span text:style-name="T28">,<text:line-break/> <text:s text:c="3"/></text:span><text:span text:style-name="T33">AttachmentId </text:span><text:span text:style-name="T29">INT<text:line-break/></text:span><text:span text:style-name="T28">);<text:line-break/><text:line-break/></text:span><text:span text:style-name="T31">-- </text:span><text:span text:style-name="T32">وارد کردن اطلاعات به جدول موقت<text:line-break/></text:span><text:span text:style-name="T29">INSERT INTO </text:span><text:span text:style-name="T30">#TempFile<text:line-break/></text:span><text:span text:style-name="T29">SELECT<text:line-break/> <text:s text:c="3"/></text:span><text:span text:style-name="T30">ProductImages</text:span><text:span text:style-name="T28">.</text:span><text:span text:style-name="T33">FileName</text:span><text:span text:style-name="T28">,<text:line-break/> <text:s text:c="3"/></text:span><text:span text:style-name="T30">Products</text:span><text:span text:style-name="T28">.</text:span><text:span text:style-name="T33">Id </text:span><text:span text:style-name="T29">AS </text:span><text:span text:style-name="T30">ProductId</text:span><text:span text:style-name="T28">,<text:line-break/> <text:s text:c="3"/></text:span><text:span text:style-name="T30">ProductImages</text:span><text:span text:style-name="T28">.</text:span><text:span text:style-name="T33">Id </text:span><text:span text:style-name="T29">AS </text:span><text:span text:style-name="T30">AttachmentId<text:line-break/></text:span><text:span text:style-name="T29">FROM<text:line-break/> <text:s text:c="3"/></text:span><text:span text:style-name="T30">Products<text:line-break/> <text:s text:c="7"/></text:span><text:span text:style-name="T29">INNER JOIN </text:span><text:span text:style-name="T30">ProductImages </text:span><text:span text:style-name="T29">ON </text:span><text:span text:style-name="T30">Products</text:span><text:span text:style-name="T28">.</text:span><text:span text:style-name="T33">Id </text:span><text:span text:style-name="T28">= </text:span><text:span text:style-name="T30">ProductImages</text:span><text:span text:style-name="T28">.</text:span><text:span text:style-name="T33">ProductId<text:line-break/> <text:s text:c="7"/></text:span><text:span text:style-name="T29">INNER JOIN </text:span><text:span text:style-name="T30">decoyab_admin</text:span><text:span text:style-name="T28">.</text:span><text:span text:style-name="T30">ProductModels PM </text:span><text:span text:style-name="T29">ON </text:span><text:span text:style-name="T30">Products</text:span><text:span text:style-name="T28">.</text:span><text:span text:style-name="T33">ProductModelId </text:span><text:span text:style-name="T28">= </text:span><text:span text:style-name="T30">PM</text:span><text:span text:style-name="T28">.</text:span><text:span text:style-name="T33">Id<text:line-break/> <text:s text:c="7"/></text:span><text:span text:style-name="T29">INNER JOIN </text:span><text:span text:style-name="T30">decoyab_admin</text:span><text:span text:style-name="T28">.</text:span><text:span text:style-name="T30">ProductCategoryBrands PCB </text:span><text:span text:style-name="T29">ON </text:span><text:span text:style-name="T30">PM</text:span><text:span text:style-name="T28">.</text:span><text:span text:style-name="T33">ProductCategoryBrandId </text:span><text:span text:style-name="T28">= </text:span><text:span text:style-name="T30">PCB</text:span><text:span text:style-name="T28">.</text:span><text:span text:style-name="T33">Id<text:line-break/></text:span><text:span text:style-name="T29">WHERE<text:line-break/> <text:s text:c="3"/></text:span><text:span text:style-name="T30">PCB</text:span><text:span text:style-name="T28">.</text:span><text:span text:style-name="T33">ProductCategoryId </text:span><text:span text:style-name="T29">IN </text:span><text:span text:style-name="T28">(</text:span><text:span text:style-name="T34">10</text:span><text:span text:style-name="T28">, </text:span><text:span text:style-name="T34">15</text:span><text:span text:style-name="T28">, </text:span><text:span text:style-name="T34">16</text:span><text:span text:style-name="T28">, </text:span><text:span text:style-name="T34">10099</text:span><text:span text:style-name="T28">, </text:span><text:span text:style-name="T34">10100</text:span><text:span text:style-name="T28">, </text:span><text:span text:style-name="T34">10101</text:span><text:span text:style-name="T28">, </text:span><text:span text:style-name="T34">10102</text:span><text:span text:style-name="T28">)<text:line-break/> <text:s/></text:span><text:span text:style-name="T29">AND </text:span><text:span text:style-name="T30">Products</text:span><text:span text:style-name="T28">.</text:span><text:span text:style-name="T33">Id </text:span><text:span text:style-name="T29">NOT IN </text:span><text:span text:style-name="T28">(</text:span><text:span text:style-name="T34">10</text:span><text:span text:style-name="T28">, </text:span><text:span text:style-name="T34">11</text:span><text:span text:style-name="T28">, </text:span><text:span text:style-name="T34">13</text:span><text:span text:style-name="T28">);<text:line-break/><text:line-break/></text:span><text:span text:style-name="T31">-- </text:span><text:span text:style-name="T32">تغییر دیتابیس<text:line-break/></text:span><text:span text:style-name="T29">USE </text:span><text:span text:style-name="T30">decoyab_MarketPlaceDb</text:span><text:span text:style-name="T28">;<text:line-break/><text:line-break/></text:span><text:span text:style-name="T31">-- </text:span><text:span text:style-name="T32">وارد کردن اطلاعات از</text:span><text:span text:style-name="T31"> TempFile </text:span><text:span text:style-name="T32">و</text:span><text:span text:style-name="T31"> Products </text:span><text:span text:style-name="T32">به</text:span><text:span text:style-name="T31"> Attachments<text:line-break/></text:span><text:soft-page-break/><text:span text:style-name="T29">INSERT INTO </text:span><text:span text:style-name="T30">decoyab_admin</text:span><text:span text:style-name="T28">.</text:span><text:span text:style-name="T30">Attachments </text:span><text:span text:style-name="T28">(<text:line-break/> <text:s text:c="3"/></text:span><text:span text:style-name="T33">Id</text:span><text:span text:style-name="T28">,<text:line-break/> <text:s text:c="3"/></text:span><text:span text:style-name="T33">SubSystemLocalId</text:span><text:span text:style-name="T28">,<text:line-break/> <text:s text:c="3"/></text:span><text:span text:style-name="T33">RelationId</text:span><text:span text:style-name="T28">,<text:line-break/> <text:s text:c="3"/></text:span><text:span text:style-name="T33">AttachmentSubject</text:span><text:span text:style-name="T28">,<text:line-break/> <text:s text:c="3"/></text:span><text:span text:style-name="T33">CreateDateTime</text:span><text:span text:style-name="T28">,<text:line-break/> <text:s text:c="3"/></text:span><text:span text:style-name="T33">UpdateDateTime</text:span><text:span text:style-name="T28">,<text:line-break/> <text:s text:c="3"/></text:span><text:span text:style-name="T33">Description</text:span><text:span text:style-name="T28">,<text:line-break/> <text:s text:c="3"/></text:span><text:span text:style-name="T33">IsActive</text:span><text:span text:style-name="T28">,<text:line-break/> <text:s text:c="3"/></text:span><text:span text:style-name="T33">IsDeleted</text:span><text:span text:style-name="T28">,<text:line-break/> <text:s text:c="3"/></text:span><text:span text:style-name="T33">Ordering</text:span><text:span text:style-name="T28">,<text:line-break/> <text:s text:c="3"/></text:span><text:span text:style-name="T33">FileName</text:span><text:span text:style-name="T28">,<text:line-break/> <text:s text:c="3"/></text:span><text:span text:style-name="T33">Alternative</text:span><text:span text:style-name="T28">,<text:line-break/> <text:s text:c="3"/></text:span><text:span text:style-name="T33">ImageTitle</text:span><text:span text:style-name="T28">,<text:line-break/> <text:s text:c="3"/></text:span><text:span text:style-name="T33">FileOrginalName</text:span><text:span text:style-name="T28">,<text:line-break/> <text:s text:c="3"/></text:span><text:span text:style-name="T33">FileThumbnailName</text:span><text:span text:style-name="T28">,<text:line-break/> <text:s text:c="3"/></text:span><text:span text:style-name="T33">OldId<text:line-break/></text:span><text:span text:style-name="T28">)<text:line-break/></text:span><text:span text:style-name="T29">SELECT<text:line-break/> <text:s text:c="3"/></text:span><text:span text:style-name="T35">NEWID</text:span><text:span text:style-name="T28">(), </text:span><text:span text:style-name="T31">-- ID </text:span><text:span text:style-name="T32">یکتا<text:line-break/> <text:s text:c="3"/></text:span><text:span text:style-name="T36">'fe889795-3e51-415f-8f6f-e501773de034'</text:span><text:span text:style-name="T28">, </text:span><text:span text:style-name="T31">-- </text:span><text:span text:style-name="T32">مقدار ثابت برای</text:span><text:span text:style-name="T31"> SubSystemLocalId<text:line-break/> <text:s text:c="3"/></text:span><text:span text:style-name="T30">p</text:span><text:span text:style-name="T28">.</text:span><text:span text:style-name="T33">Id</text:span><text:span text:style-name="T28">, </text:span><text:span text:style-name="T31">-- </text:span><text:span text:style-name="T32">مقدار مناسب برای</text:span><text:span text:style-name="T31"> RelationId<text:line-break/> <text:s text:c="3"/></text:span><text:span text:style-name="T34">3</text:span><text:span text:style-name="T28">, </text:span><text:span text:style-name="T31">-- </text:span><text:span text:style-name="T32">مقدار ثابت</text:span><text:span text:style-name="T31"> AttachmentSubject<text:line-break/> <text:s text:c="3"/></text:span><text:span text:style-name="T35">GETDATE</text:span><text:span text:style-name="T28">(), </text:span><text:span text:style-name="T31">-- </text:span><text:span text:style-name="T32">تاریخ ایجاد<text:line-break/> <text:s text:c="3"/></text:span><text:span text:style-name="T35">GETDATE</text:span><text:span text:style-name="T28">(), </text:span><text:span text:style-name="T31">-- </text:span><text:span text:style-name="T32">تاریخ به‌روزرسانی<text:line-break/> <text:s text:c="3"/></text:span><text:span text:style-name="T35">CAST</text:span><text:span text:style-name="T28">(</text:span><text:span text:style-name="T30">p</text:span><text:span text:style-name="T28">.</text:span><text:span text:style-name="T33">OldId </text:span><text:span text:style-name="T29">AS NVARCHAR</text:span><text:span text:style-name="T28">(</text:span><text:span text:style-name="T29">MAX</text:span><text:span text:style-name="T28">)), </text:span><text:span text:style-name="T31">-- </text:span><text:span text:style-name="T32">مقدار</text:span><text:span text:style-name="T31"> Description<text:line-break/> <text:s text:c="3"/></text:span><text:span text:style-name="T34">1</text:span><text:span text:style-name="T28">, </text:span><text:span text:style-name="T31">-- IsActive<text:line-break/> <text:s text:c="3"/></text:span><text:span text:style-name="T34">0</text:span><text:span text:style-name="T28">, </text:span><text:span text:style-name="T31">-- IsDeleted<text:line-break/> <text:s text:c="3"/></text:span><text:span text:style-name="T34">100000</text:span><text:span text:style-name="T28">, </text:span><text:span text:style-name="T31">-- </text:span><text:span text:style-name="T32">شماره ترتیب واقعی<text:line-break/> <text:s text:c="3"/></text:span><text:span text:style-name="T36">'Product_' </text:span><text:span text:style-name="T28">+ </text:span><text:span text:style-name="T30">t</text:span><text:span text:style-name="T28">.</text:span><text:span text:style-name="T33">FileName</text:span><text:span text:style-name="T28">, </text:span><text:span text:style-name="T31">-- </text:span><text:span text:style-name="T32">افزودن متن</text:span><text:span text:style-name="T31"> Product_ </text:span><text:span text:style-name="T32">به ابتدای نام فایل<text:line-break/> <text:s text:c="3"/></text:span><text:span text:style-name="T30">p</text:span><text:span text:style-name="T28">.</text:span><text:span text:style-name="T33">PageTitle</text:span><text:span text:style-name="T28">, </text:span><text:span text:style-name="T31">-- </text:span><text:span text:style-name="T32">متن جایگزین</text:span><text:span text:style-name="T31"> (</text:span><text:span text:style-name="T32">عنوان صفحه</text:span><text:span text:style-name="T31">)<text:line-break/> <text:s text:c="3"/></text:span><text:span text:style-name="T30">p</text:span><text:span text:style-name="T28">.</text:span><text:span text:style-name="T33">PageTitle</text:span><text:span text:style-name="T28">, </text:span><text:span text:style-name="T31">-- </text:span><text:span text:style-name="T32">عنوان تصویر<text:line-break/> <text:s text:c="3"/></text:span><text:span text:style-name="T36">'Product_' </text:span><text:span text:style-name="T28">+ </text:span><text:span text:style-name="T30">t</text:span><text:span text:style-name="T28">.</text:span><text:span text:style-name="T33">FileName</text:span><text:span text:style-name="T28">, </text:span><text:span text:style-name="T31">-- </text:span><text:span text:style-name="T32">فایل اصلی<text:line-break/> <text:s text:c="3"/></text:span><text:span text:style-name="T29">NULL</text:span><text:span text:style-name="T28">, </text:span><text:span text:style-name="T31">-- </text:span><text:span text:style-name="T32">فایل بندانگشتی<text:line-break/> <text:s text:c="3"/></text:span><text:span text:style-name="T30">t</text:span><text:span text:style-name="T28">.</text:span><text:span text:style-name="T33">AttachmentId </text:span><text:span text:style-name="T31">-- </text:span><text:span text:style-name="T32">مقدار</text:span><text:span text:style-name="T31"> OldId<text:line-break/></text:span><text:span text:style-name="T29">FROM<text:line-break/> <text:s text:c="3"/></text:span><text:span text:style-name="T30">#TempFile </text:span><text:span text:style-name="T29">AS </text:span><text:span text:style-name="T30">t<text:line-break/> <text:s text:c="7"/></text:span><text:span text:style-name="T29">INNER JOIN </text:span><text:span text:style-name="T30">Products </text:span><text:span text:style-name="T29">AS </text:span><text:span text:style-name="T30">p </text:span><text:span text:style-name="T29">ON </text:span><text:span text:style-name="T30">t</text:span><text:span text:style-name="T28">.</text:span><text:span text:style-name="T33">ProductId </text:span><text:span text:style-name="T28">= </text:span><text:span text:style-name="T30">p</text:span><text:span text:style-name="T28">.</text:span><text:span text:style-name="T33">OldId</text:span><text:span text:style-name="T28">;<text:line-break/><text:line-break/></text:span><text:span text:style-name="T31">-- </text:span><text:span text:style-name="T32">حذف جدول موقت<text:line-break/></text:span><text:span text:style-name="T29">DROP TABLE </text:span><text:span text:style-name="T30">#TempFile</text:span><text:span text:style-name="T28">;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Sans Mono" svg:font-family="'Ubuntu Sans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8:36:05.256869786</meta:creation-date>
    <dc:date>2025-05-10T10:20:42.232801187</dc:date>
    <meta:editing-duration>PT1H6M10S</meta:editing-duration>
    <meta:editing-cycles>4</meta:editing-cycles>
    <meta:generator>LibreOffice/24.8.7.2$Linux_X86_64 LibreOffice_project/f4f281f562fb585d46b0af5755dfe1eb6adc047f</meta:generator>
    <meta:document-statistic meta:table-count="0" meta:image-count="0" meta:object-count="0" meta:page-count="6" meta:paragraph-count="10" meta:word-count="1033" meta:character-count="14140" meta:non-whitespace-character-count="9254"/>
  </office:meta>
</office:document-meta>
</file>